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1" style:family="paragraph">
      <style:paragraph-properties fo:text-align="justify"/>
    </style:style>
    <style:style style:name="T3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4" style:parent-style-name="DefaultParagraphFont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 fo:language="en" fo:country="GB"/>
    </style:style>
    <style:style style:name="T5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6" style:parent-style-name="Hyperlink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7" style:parent-style-name="Hyperlink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8" style:parent-style-name="Hyperlink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9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10" style:parent-style-name="DefaultParagraphFont" style:family="text">
      <style:text-properties style:font-name="Liberation Serif" style:font-name-complex="Liberation Serif" fo:language="en" fo:country="GB"/>
    </style:style>
    <style:style style:name="T11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P12" style:parent-style-name="Normal1" style:family="paragraph">
      <style:paragraph-properties fo:text-align="justify"/>
    </style:style>
    <style:style style:name="T13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14" style:parent-style-name="DefaultParagraphFont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 fo:language="en" fo:country="GB"/>
    </style:style>
    <style:style style:name="T15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P16" style:parent-style-name="Normal1" style:family="paragraph">
      <style:paragraph-properties fo:text-align="justify"/>
    </style:style>
    <style:style style:name="T17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18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T19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 fo:language="en" fo:country="GB"/>
    </style:style>
    <style:style style:name="T20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P21" style:parent-style-name="Normal1" style:family="paragraph">
      <style:paragraph-properties fo:text-align="justify"/>
    </style:style>
    <style:style style:name="T22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23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T2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 fo:language="en" fo:country="GB"/>
    </style:style>
    <style:style style:name="T25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P26" style:parent-style-name="Normal1" style:family="paragraph">
      <style:paragraph-properties fo:text-align="justify"/>
    </style:style>
    <style:style style:name="T27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28" style:parent-style-name="DefaultParagraphFont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 fo:language="en" fo:country="GB"/>
    </style:style>
    <style:style style:name="T29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30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T31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32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33" style:parent-style-name="DefaultParagraphFont" style:family="text">
      <style:text-properties style:font-name="Liberation Serif" style:font-name-complex="Liberation Serif" fo:language="en" fo:country="GB"/>
    </style:style>
    <style:style style:name="T34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35" style:parent-style-name="DefaultParagraphFont" style:family="text">
      <style:text-properties style:font-name="Liberation Serif" style:font-name-complex="Liberation Serif" fo:language="en" fo:country="GB"/>
    </style:style>
    <style:style style:name="T36" style:parent-style-name="DefaultParagraphFont" style:family="text">
      <style:text-properties style:font-name="Liberation Serif" style:font-name-complex="Liberation Serif" fo:language="en" fo:country="GB"/>
    </style:style>
    <style:style style:name="T37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38" style:parent-style-name="DefaultParagraphFont" style:family="text">
      <style:text-properties style:font-name="Liberation Serif" style:font-name-complex="Liberation Serif" fo:language="en" fo:country="GB"/>
    </style:style>
    <style:style style:name="T39" style:parent-style-name="DefaultParagraphFont" style:family="text">
      <style:text-properties style:font-name="Liberation Serif" style:font-name-complex="Liberation Serif" fo:language="en" fo:country="GB"/>
    </style:style>
    <style:style style:name="T40" style:parent-style-name="DefaultParagraphFont" style:family="text">
      <style:text-properties style:font-name="Liberation Serif" style:font-name-complex="Liberation Serif" fo:language="en" fo:country="GB"/>
    </style:style>
    <style:style style:name="T41" style:parent-style-name="DefaultParagraphFont" style:family="text">
      <style:text-properties style:font-name="Liberation Serif" style:font-name-complex="Liberation Serif" fo:language="en" fo:country="GB"/>
    </style:style>
    <style:style style:name="T42" style:parent-style-name="DefaultParagraphFont" style:family="text">
      <style:text-properties style:font-name="Liberation Serif" style:font-name-complex="Liberation Serif" fo:language="en" fo:country="GB"/>
    </style:style>
    <style:style style:name="T43" style:parent-style-name="DefaultParagraphFont" style:family="text">
      <style:text-properties style:font-name="Liberation Serif" style:font-name-complex="Liberation Serif" fo:language="en" fo:country="GB"/>
    </style:style>
    <style:style style:name="T44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45" style:parent-style-name="DefaultParagraphFont" style:family="text">
      <style:text-properties style:font-name="Liberation Serif" style:font-name-complex="Liberation Serif" fo:language="en" fo:country="GB"/>
    </style:style>
    <style:style style:name="T46" style:parent-style-name="DefaultParagraphFont" style:family="text">
      <style:text-properties style:font-name="Liberation Serif" style:font-name-complex="Liberation Serif" fo:language="en" fo:country="GB"/>
    </style:style>
    <style:style style:name="T47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48" style:parent-style-name="DefaultParagraphFont" style:family="text">
      <style:text-properties style:font-name="Liberation Serif" style:font-name-complex="Liberation Serif" fo:language="en" fo:country="GB"/>
    </style:style>
    <style:style style:name="T49" style:parent-style-name="DefaultParagraphFont" style:family="text">
      <style:text-properties style:font-name="Liberation Serif" style:font-name-complex="Liberation Serif" fo:language="en" fo:country="GB"/>
    </style:style>
    <style:style style:name="T50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51" style:parent-style-name="DefaultParagraphFont" style:family="text">
      <style:text-properties style:font-name="Liberation Serif" style:font-name-complex="Liberation Serif" fo:language="en" fo:country="GB"/>
    </style:style>
    <style:style style:name="T52" style:parent-style-name="DefaultParagraphFont" style:family="text">
      <style:text-properties style:font-name="Liberation Serif" style:font-name-complex="Liberation Serif" fo:language="en" fo:country="GB"/>
    </style:style>
    <style:style style:name="T53" style:parent-style-name="DefaultParagraphFont" style:family="text">
      <style:text-properties style:font-name="Liberation Serif" style:font-name-complex="Liberation Serif" fo:language="en" fo:country="GB"/>
    </style:style>
    <style:style style:name="T54" style:parent-style-name="DefaultParagraphFont" style:family="text">
      <style:text-properties style:font-name="Liberation Serif" style:font-name-complex="Liberation Serif" fo:language="en" fo:country="GB"/>
    </style:style>
    <style:style style:name="T55" style:parent-style-name="DefaultParagraphFont" style:family="text">
      <style:text-properties style:font-name="Liberation Serif" style:font-name-complex="Liberation Serif" fo:language="en" fo:country="GB"/>
    </style:style>
    <style:style style:name="T56" style:parent-style-name="DefaultParagraphFont" style:family="text">
      <style:text-properties style:font-name="Liberation Serif" style:font-name-complex="Liberation Serif" fo:language="en" fo:country="GB"/>
    </style:style>
    <style:style style:name="T57" style:parent-style-name="DefaultParagraphFont" style:family="text">
      <style:text-properties style:font-name="Liberation Serif" style:font-name-complex="Liberation Serif" fo:language="en" fo:country="GB"/>
    </style:style>
    <style:style style:name="T58" style:parent-style-name="DefaultParagraphFont" style:family="text">
      <style:text-properties style:font-name="Liberation Serif" style:font-name-complex="Liberation Serif" fo:language="en" fo:country="GB"/>
    </style:style>
    <style:style style:name="T59" style:parent-style-name="DefaultParagraphFont" style:family="text">
      <style:text-properties style:font-name="Liberation Serif" style:font-name-complex="Liberation Serif" fo:language="en" fo:country="GB"/>
    </style:style>
    <style:style style:name="T60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61" style:parent-style-name="DefaultParagraphFont" style:family="text">
      <style:text-properties style:font-name="Liberation Serif" style:font-name-complex="Liberation Serif" fo:language="en" fo:country="GB"/>
    </style:style>
    <style:style style:name="T62" style:parent-style-name="DefaultParagraphFont" style:family="text">
      <style:text-properties style:font-name="Liberation Serif" style:font-name-complex="Liberation Serif" fo:language="en" fo:country="GB"/>
    </style:style>
    <style:style style:name="T63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64" style:parent-style-name="DefaultParagraphFont" style:family="text">
      <style:text-properties style:font-name="Liberation Serif" style:font-name-complex="Liberation Serif" fo:language="en" fo:country="GB"/>
    </style:style>
    <style:style style:name="T65" style:parent-style-name="DefaultParagraphFont" style:family="text">
      <style:text-properties style:font-name="Liberation Serif" style:font-name-complex="Liberation Serif" fo:language="en" fo:country="GB"/>
    </style:style>
    <style:style style:name="T66" style:parent-style-name="DefaultParagraphFont" style:family="text">
      <style:text-properties fo:language="en" fo:country="GB"/>
    </style:style>
    <style:style style:name="T67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68" style:parent-style-name="DefaultParagraphFont" style:family="text">
      <style:text-properties style:font-name="Liberation Serif" style:font-name-complex="Liberation Serif" fo:language="en" fo:country="GB"/>
    </style:style>
    <style:style style:name="T69" style:parent-style-name="DefaultParagraphFont" style:family="text">
      <style:text-properties style:font-name="Liberation Serif" style:font-name-complex="Liberation Serif" fo:language="en" fo:country="GB"/>
    </style:style>
    <style:style style:name="T70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71" style:parent-style-name="DefaultParagraphFont" style:family="text">
      <style:text-properties style:font-name="Liberation Serif" style:font-name-complex="Liberation Serif" fo:language="en" fo:country="GB"/>
    </style:style>
    <style:style style:name="T72" style:parent-style-name="DefaultParagraphFont" style:family="text">
      <style:text-properties fo:language="en" fo:country="GB"/>
    </style:style>
    <style:style style:name="T73" style:parent-style-name="DefaultParagraphFont" style:family="text">
      <style:text-properties style:font-name="Liberation Serif" style:font-name-complex="Liberation Serif" fo:language="en" fo:country="GB"/>
    </style:style>
    <style:style style:name="T74" style:parent-style-name="DefaultParagraphFont" style:family="text">
      <style:text-properties style:font-name="Liberation Serif" style:font-name-complex="Liberation Serif" fo:language="en" fo:country="GB"/>
    </style:style>
    <style:style style:name="T75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76" style:parent-style-name="DefaultParagraphFont" style:family="text">
      <style:text-properties style:font-name="Liberation Serif" style:font-name-complex="Liberation Serif" fo:language="en" fo:country="GB"/>
    </style:style>
    <style:style style:name="T77" style:parent-style-name="DefaultParagraphFont" style:family="text">
      <style:text-properties style:font-name="Liberation Serif" style:font-name-complex="Liberation Serif" fo:language="en" fo:country="GB"/>
    </style:style>
    <style:style style:name="T78" style:parent-style-name="DefaultParagraphFont" style:family="text">
      <style:text-properties fo:language="en" fo:country="GB"/>
    </style:style>
    <style:style style:name="T79" style:parent-style-name="DefaultParagraphFont" style:family="text">
      <style:text-properties fo:font-weight="bold" style:font-weight-asian="bold" style:font-weight-complex="bold" fo:language="en" fo:country="GB"/>
    </style:style>
    <style:style style:name="T80" style:parent-style-name="DefaultParagraphFont" style:family="text">
      <style:text-properties fo:language="en" fo:country="GB"/>
    </style:style>
    <style:style style:name="T81" style:parent-style-name="DefaultParagraphFont" style:family="text">
      <style:text-properties style:font-name="Liberation Serif" style:font-name-complex="Liberation Serif" fo:language="en" fo:country="GB"/>
    </style:style>
  </office:automatic-styles>
  <office:body>
    <office:text text:use-soft-page-breaks="true">
      <text:p text:style-name="P1">Proprietà create per le varie ontologie</text:p>
      <text:p text:style-name="P2"><text:span text:style-name="T3">1.<text:s/></text:span><text:span text:style-name="T4">hasBelief</text:span><text:span text:style-name="T5"><text:s/>(</text:span><text:a xlink:href="http://purl.org/ontology/cco/core" office:target-frame-name="_top" xlink:show="replace"><text:span text:style-name="T6">The Cognitive Characteris</text:span><text:bookmark-start text:name="_Hlt159058028"/><text:bookmark-start text:name="_Hlt159058029"/><text:span text:style-name="T7">t</text:span><text:bookmark-end text:name="_Hlt159058028"/><text:bookmark-end text:name="_Hlt159058029"/><text:span text:style-name="T8">ics Ontology 0.2</text:span></text:a><text:span text:style-name="T9">): An uncertain relation for competence representation. That means beliefs, persuasions or opinions, which can also be misconceptions</text:span><text:span text:style-name="T10">.</text:span><text:span text:style-name="T11"><text:s/>A Person who believes that a sequence of past events with the same outcome can change the probability of the outcome of the same event in the future (Hot Hand and Gambler fallacy Bias).</text:span></text:p>
      <text:p text:style-name="P12"><text:span text:style-name="T13">2.<text:s/></text:span><text:span text:style-name="T14">hasBiasedOpinion</text:span><text:span text:style-name="T15">: a property connecting a Person who has a biased opinion about something eg the possible outcome of an Event such as a Random or Chance-based Occurrence (Hot Hand and Gambler fallacy Bias) or a person has biased Opinion about a Bias (Blind Spot and Naïve Cynicism)</text:span></text:p>
      <text:p text:style-name="P16"><text:span text:style-name="T17">3.</text:span><text:span text:style-name="T18"><text:s/></text:span><text:span text:style-name="T19">hasOutcome</text:span><text:span text:style-name="T20">: A property linking an entity which produces an Outcome. Eg: series of events to the same Outcome (Gamblers Fallacy) or the final decision produces by a decision-making process (Recency Bias)</text:span></text:p>
      <text:p text:style-name="P21"><text:span text:style-name="T22">4.</text:span><text:span text:style-name="T23"><text:s/></text:span><text:span text:style-name="T24">hasOutcomeEffect:</text:span><text:span text:style-name="T25"><text:s/>A property linking a series of events which Outcome brings to the same effect (Hot Hand fallacy).<text:s/></text:span></text:p>
      <text:p text:style-name="P26"><text:span text:style-name="T27">5.</text:span><text:span text:style-name="T28">ProduceOutcomeEffect</text:span><text:span text:style-name="T29">: a property linking an event which Outcome will produce an effect<text:s/></text:span><text:span text:style-name="T30">(Hot Hand fallacy)</text:span><text:span text:style-name="T31">.</text:span></text:p>
      <text:p text:style-name="Normal"><text:span text:style-name="T32">6. creates:<text:s/></text:span><text:span text:style-name="T33">a property connecting an entity and the cognitive effect that creates (Anectodal Fallacy/Clustering Illusion)</text:span></text:p>
      <text:p text:style-name="Normal"><text:span text:style-name="T34">7. isBiasedBy</text:span><text:span text:style-name="T35">: a property that connect a Person that is biased by the idea of<text:s/></text:span><text:span text:style-name="T36">seeing a Pattern such as meaningful shapes made by a visual stimulus(Pareidolia).</text:span></text:p>
      <text:p text:style-name="Normal"><text:span text:style-name="T37">8. isPerceivedAs</text:span><text:span text:style-name="T38">: a property that links the cognitive process of perceiving something in a specific way.<text:s/></text:span><text:span text:style-name="T39">E.g.</text:span><text:span text:style-name="T40"><text:s/>a person being aware of a trend in activity that is perceived as a pattern in that activity (IllusoryCorrelation).<text:s/></text:span><text:span text:style-name="T41">E.g.</text:span><text:span text:style-name="T42"><text:s/>an assistance process being perceived as Malicious (Naïve Cinycism)</text:span></text:p>
      <text:p text:style-name="Normal"><text:span text:style-name="T43">9.<text:s/></text:span><text:span text:style-name="T44">decide</text:span><text:span text:style-name="T45">: a property that links the cognitive process of deciding how to act after receiving information (neglect)</text:span></text:p>
      <text:p text:style-name="Normal"><text:span text:style-name="T46">10.<text:s/></text:span><text:span text:style-name="T47">have_knowledge</text:span><text:span text:style-name="T48">: a property that links the cognitive process of storing some information regarding a topic.</text:span></text:p>
      <text:p text:style-name="Normal"><text:span text:style-name="T49">11.<text:s/></text:span><text:span text:style-name="T50">involves</text:span><text:span text:style-name="T51">: a property connecting an</text:span><text:span text:style-name="T52"><text:s/></text:span><text:span text:style-name="T53">entity<text:s/></text:span><text:span text:style-name="T54">to any kind of thing that is<text:s/></text:span><text:span text:style-name="T55">related to that Entity. E.g.: an Activity and what is involved</text:span><text:span text:style-name="T56"><text:s/>during the execution of that<text:s/></text:span><text:span text:style-name="T57">Activity</text:span><text:span text:style-name="T58">.</text:span></text:p>
      <text:p text:style-name="Normal"><text:span text:style-name="T59">12.<text:s/></text:span><text:span text:style-name="T60">misjudged</text:span><text:span text:style-name="T61">: a property that links the cognitive process of misinterpreting information.<text:s/></text:span></text:p>
      <text:p text:style-name="Normal"><text:span text:style-name="T62">13</text:span><text:span text:style-name="T63">. hasEffect:</text:span><text:span text:style-name="T64"><text:s/>A property linking an Entity (a perceived correlation between two variables in a pattern or a perceived pattern due to any kind of external stimulus) and the illusory effect that this Entity produce.(Pareidolia e IllusoryCorrelation)</text:span></text:p>
      <text:p text:style-name="Normal"><text:span text:style-name="T65">14.</text:span><text:span text:style-name="T66"><text:s/></text:span><text:span text:style-name="T67">hasInfluence:</text:span><text:span text:style-name="T68">A property connecting an Entity (Pattern) that affects in different ways another entity (PerceptionExperience).</text:span></text:p>
      <text:p text:style-name="Normal"><text:span text:style-name="T69">15.</text:span><text:span text:style-name="T70">HasAttribute</text:span><text:span text:style-name="T71">:</text:span><text:span text:style-name="T72"><text:s/></text:span><text:span text:style-name="T73">Connects an object to one of its attributes (illusion of validity)</text:span></text:p>
      <text:p text:style-name="Normal"><text:span text:style-name="T74">16</text:span><text:span text:style-name="T75">.hasFeature</text:span><text:span text:style-name="T76">: Connects an entity to its relative feature or intention. masked Man</text:span></text:p>
      <text:p text:style-name="Normal"><text:span text:style-name="T77">17.</text:span><text:span text:style-name="T78"><text:s/></text:span><text:span text:style-name="T79">hasEffect</text:span><text:span text:style-name="T80">:</text:span><text:span text:style-name="T81">A property connecting an Entity (Pattern) that affects in different ways another entit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ormal1" style:display-name="Normal1" style:family="paragraph">
      <style:paragraph-properties fo:line-height="100%"/>
      <style:text-properties style:font-name="Calibri" style:font-name-asian="Calibri" fo:color="#000000" style:letter-kerning="false" fo:font-size="11pt" style:font-size-asian="11pt" style:font-size-complex="11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rrado Consiglio - corrado.consiglio@studio.unibo.it</meta:initial-creator>
    <dc:creator>Corrado</dc:creator>
    <meta:creation-date>2024-03-04T09:45:00Z</meta:creation-date>
    <dc:date>2024-03-31T11:30:00Z</dc:date>
    <meta:template xlink:href="Normal.dotm" xlink:type="simple"/>
    <meta:editing-cycles>9</meta:editing-cycles>
    <meta:editing-duration>PT9120S</meta:editing-duration>
    <meta:document-statistic meta:page-count="1" meta:paragraph-count="5" meta:word-count="434" meta:character-count="2907" meta:row-count="20" meta:non-whitespace-character-count="2478"/>
  </office:meta>
</office:document-meta>
</file>